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BC4F4DD11CCE4E15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eeeeee" draw:fill-color="#eeeeee" draw:textarea-horizontal-align="justify" draw:textarea-vertical-align="top" draw:auto-grow-height="false" fo:min-height="9.5cm" fo:min-width="22.5cm" draw:shadow="visible" draw:shadow-color="#999999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81cm" fo:min-width="5.587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color="#eeeeee" draw:fill-color="#eeeeee" draw:textarea-horizontal-align="justify" draw:textarea-vertical-align="middle" draw:auto-grow-height="false" fo:min-height="2.29cm" fo:min-width="22.5cm" draw:shadow="visible" draw:shadow-color="#999999"/>
      <style:paragraph-properties style:writing-mode="lr-tb"/>
    </style:style>
    <style:style style:name="gr7" style:family="graphic" style:parent-style-name="standard">
      <style:graphic-properties svg:stroke-color="#eeeeee" draw:fill-color="#eeeeee" draw:textarea-horizontal-align="justify" draw:textarea-vertical-align="top" draw:auto-grow-height="false" fo:min-height="5.87cm" fo:min-width="22.5cm" draw:shadow="visible" draw:shadow-color="#999999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023cm"/>
      <style:paragraph-properties style:writing-mode="lr-tb"/>
    </style:style>
    <style:style style:name="gr10" style:family="graphic" style:parent-style-name="standard">
      <style:graphic-properties svg:stroke-color="#000000" draw:fill-color="#ffffcc" draw:textarea-horizontal-align="justify" draw:textarea-vertical-align="middle" draw:auto-grow-height="false" fo:min-height="1.137cm" fo:min-width="2.95cm" fo:wrap-option="no-wrap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81cm" fo:min-width="6.668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color="#eeeeee" draw:fill-color="#eeeeee" draw:textarea-horizontal-align="justify" draw:textarea-vertical-align="middle" draw:auto-grow-height="false" fo:min-height="2.54cm" fo:min-width="22.5cm" draw:shadow="visible" draw:shadow-color="#999999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37cm" fo:min-width="4.193cm"/>
    </style:style>
    <style:style style:name="gr14" style:family="graphic" style:parent-style-name="standard">
      <style:graphic-properties svg:stroke-color="#000000" draw:fill-color="#ffffcc" draw:textarea-horizontal-align="justify" draw:textarea-vertical-align="middle" draw:auto-grow-height="false" fo:min-height="0.644cm" fo:min-width="3.906cm" fo:wrap-option="no-wrap"/>
      <style:paragraph-properties style:writing-mode="lr-tb"/>
    </style:style>
    <style:style style:name="gr15" style:family="graphic" style:parent-style-name="standard">
      <style:graphic-properties svg:stroke-color="#eeeeee" draw:fill-color="#eeeeee" draw:textarea-horizontal-align="justify" draw:textarea-vertical-align="middle" draw:auto-grow-height="false" fo:min-height="2.584cm" fo:min-width="22.5cm" draw:shadow="visible" draw:shadow-color="#999999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838cm"/>
      <style:paragraph-properties style:writing-mode="lr-tb"/>
    </style:style>
    <style:style style:name="gr17" style:family="graphic" style:parent-style-name="standard">
      <style:graphic-properties svg:stroke-color="#eeeeee" draw:fill-color="#eeeeee" draw:textarea-horizontal-align="justify" draw:textarea-vertical-align="middle" draw:auto-grow-height="false" fo:min-height="2.803cm" fo:min-width="22.5cm" draw:shadow="visible" draw:shadow-color="#999999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328cm"/>
      <style:paragraph-properties style:writing-mode="lr-tb"/>
    </style:style>
    <style:style style:name="gr19" style:family="graphic" style:parent-style-name="standard">
      <style:graphic-properties svg:stroke-color="#eeeeee" draw:fill-color="#eeeeee" draw:textarea-horizontal-align="justify" draw:textarea-vertical-align="middle" draw:auto-grow-height="false" fo:min-height="3.33cm" fo:min-width="22.5cm" draw:shadow="visible" draw:shadow-color="#999999"/>
      <style:paragraph-properties style:writing-mode="lr-tb"/>
    </style:style>
    <style:style style:name="gr20" style:family="graphic" style:parent-style-name="standard">
      <style:graphic-properties svg:stroke-color="#000000" draw:fill-color="#ffffcc" draw:textarea-horizontal-align="justify" draw:textarea-vertical-align="middle" draw:auto-grow-height="false" fo:min-height="0.719cm" fo:min-width="3.824cm" fo:wrap-option="no-wrap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946cm" fo:min-width="7.026cm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eeeeee" draw:fill-color="#eeeeee" draw:textarea-horizontal-align="justify" draw:textarea-vertical-align="middle" draw:auto-grow-height="false" fo:min-height="3.16cm" fo:min-width="22.5cm" draw:shadow="visible" draw:shadow-color="#999999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133cm"/>
      <style:paragraph-properties style:writing-mode="lr-tb"/>
    </style:style>
    <style:style style:name="gr25" style:family="graphic" style:parent-style-name="standard">
      <style:graphic-properties svg:stroke-color="#eeeeee" draw:fill-color="#eeeeee" draw:textarea-horizontal-align="justify" draw:textarea-vertical-align="middle" draw:auto-grow-height="false" fo:min-height="3.052cm" fo:min-width="22.5cm" draw:shadow="visible" draw:shadow-color="#999999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512cm" fo:min-width="2.08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51cm" fo:min-width="1.2cm"/>
    </style:style>
    <style:style style:name="gr28" style:family="graphic" style:parent-style-name="objectwithoutfill">
      <style:graphic-properties draw:marker-end="Arrow_20_concave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134cm"/>
      <style:paragraph-properties style:writing-mode="lr-tb"/>
    </style:style>
    <style:style style:name="gr30" style:family="graphic" style:parent-style-name="standard">
      <style:graphic-properties svg:stroke-color="#eeeeee" draw:fill-color="#eeeeee" draw:textarea-horizontal-align="justify" draw:textarea-vertical-align="middle" draw:auto-grow-height="false" fo:min-height="4.068cm" fo:min-width="22.5cm" draw:shadow="visible" draw:shadow-color="#999999"/>
      <style:paragraph-properties style:writing-mode="lr-tb"/>
    </style:style>
    <style:style style:name="gr31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63cm" fo:min-width="6.668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26cm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3.481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539cm"/>
      <style:paragraph-properties style:writing-mode="lr-tb"/>
    </style:style>
    <style:style style:name="pr8" style:family="presentation" style:parent-style-name="master-notes">
      <style:graphic-properties fo:min-height="13.733cm"/>
      <style:paragraph-properties style:writing-mode="lr-tb"/>
    </style:style>
    <style:style style:name="pr9" style:family="presentation" style:parent-style-name="master-notes">
      <style:graphic-properties fo:min-height="10.302cm"/>
      <style:paragraph-properties style:writing-mode="lr-tb"/>
    </style:style>
    <style:style style:name="pr10" style:family="presentation" style:parent-style-name="master-title">
      <style:graphic-properties fo:min-height="1.741cm"/>
      <style:paragraph-properties style:writing-mode="lr-tb"/>
    </style:style>
    <style:style style:name="pr11" style:family="presentation" style:parent-style-name="master-outline1">
      <style:graphic-properties fo:min-height="14.15cm"/>
      <style:paragraph-properties style:writing-mode="lr-tb"/>
    </style:style>
    <style:style style:name="pr12" style:family="presentation" style:parent-style-name="master-notes">
      <style:graphic-properties draw:fill-color="#ffffff" fo:min-height="13.364cm"/>
      <style:paragraph-properties style:writing-mode="lr-tb"/>
    </style:style>
    <style:style style:name="pr13" style:family="presentation" style:parent-style-name="master-outline1">
      <style:graphic-properties fo:min-height="1.857cm"/>
      <style:paragraph-properties style:writing-mode="lr-tb"/>
    </style:style>
    <style:style style:name="pr14" style:family="presentation" style:parent-style-name="master-title">
      <style:graphic-properties fo:min-height="1.737cm"/>
      <style:paragraph-properties style:writing-mode="lr-tb"/>
    </style:style>
    <style:style style:name="pr15" style:family="presentation" style:parent-style-name="master-outline1" style:list-style-name="L7">
      <style:graphic-properties fo:min-height="14.15cm"/>
      <style:paragraph-properties style:writing-mode="lr-tb"/>
    </style:style>
    <style:style style:name="pr16" style:family="presentation" style:parent-style-name="master-notes" style:list-style-name="L8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4cm" fo:margin-bottom="0.4cm"/>
    </style:style>
    <style:style style:name="P11" style:family="paragraph">
      <style:paragraph-properties fo:margin-top="0.2cm" fo:margin-bottom="0.5cm"/>
    </style:style>
    <style:style style:name="P12" style:family="paragraph">
      <style:paragraph-properties fo:margin-left="0cm" fo:margin-right="0cm" fo:margin-top="0cm" fo:margin-bottom="0.203cm" fo:text-indent="-0.61cm"/>
    </style:style>
    <style:style style:name="P13" style:family="paragraph">
      <style:paragraph-properties fo:margin-top="0cm" fo:margin-bottom="0.203cm"/>
    </style:style>
    <style:style style:name="P14" style:family="paragraph">
      <loext:graphic-properties draw:fill-color="#ffffff"/>
      <style:paragraph-properties fo:margin-left="0cm" fo:margin-right="0cm" fo:margin-top="0cm" fo:margin-bottom="0.203cm" fo:text-indent="0cm" style:writing-mode="lr-tb"/>
      <style:text-properties style:font-name="Liberation Sans1" fo:font-size="14pt" style:font-size-asian="14pt" style:font-size-complex="14pt"/>
    </style:style>
    <style:style style:name="P15" style:family="paragraph">
      <style:paragraph-properties fo:margin-left="0cm" fo:margin-right="0cm" fo:margin-top="0cm" fo:margin-bottom="0.203cm" fo:text-indent="-0.406cm"/>
    </style:style>
    <style:style style:name="P16" style:family="paragraph">
      <style:paragraph-properties fo:margin-left="0cm" fo:margin-right="0cm" fo:margin-top="0cm" fo:margin-bottom="0.203cm" fo:text-indent="-0.61cm" style:writing-mode="lr-tb"/>
      <style:text-properties style:font-name="Liberation Sans1"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18" style:family="paragraph">
      <style:paragraph-properties fo:margin-left="0cm" fo:margin-right="0cm" fo:margin-top="0cm" fo:margin-bottom="0.2cm" fo:text-indent="-0.6cm"/>
    </style:style>
    <style:style style:name="P19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0" style:family="paragraph">
      <style:paragraph-properties fo:margin-top="0cm" fo:margin-bottom="0.2cm">
        <style:tab-stops>
          <style:tab-stop style:position="6.886cm"/>
          <style:tab-stop style:position="6.988cm"/>
        </style:tab-stops>
      </style:paragraph-properties>
    </style:style>
    <style:style style:name="P21" style:family="paragraph">
      <style:paragraph-properties fo:margin-top="0cm" fo:margin-bottom="0.2cm">
        <style:tab-stops>
          <style:tab-stop style:position="6.886cm"/>
        </style:tab-stops>
      </style:paragraph-properties>
    </style:style>
    <style:style style:name="P22" style:family="paragraph">
      <style:paragraph-properties fo:margin-top="0cm" fo:margin-bottom="0.2cm" style:writing-mode="lr-tb">
        <style:tab-stops>
          <style:tab-stop style:position="6.886cm"/>
          <style:tab-stop style:position="6.988cm"/>
        </style:tab-stops>
      </style:paragraph-properties>
      <style:text-properties style:font-name="Liberation Serif" fo:font-size="28pt" style:font-size-asian="28pt" style:font-size-complex="28pt"/>
    </style:style>
    <style:style style:name="P23" style:family="paragraph">
      <style:paragraph-properties fo:text-align="start" style:writing-mode="lr-tb"/>
      <style:text-properties style:font-name="Liberation Mono3" fo:font-size="18pt" style:font-size-asian="18pt" style:font-size-complex="18pt"/>
    </style:style>
    <style:style style:name="P24" style:family="paragraph">
      <loext:graphic-properties draw:fill-color="#eeeeee"/>
      <style:paragraph-properties fo:text-align="start" style:writing-mode="lr-tb"/>
      <style:text-properties style:font-name="Liberation Mono3" fo:font-size="18pt" style:font-size-asian="18pt" style:font-size-complex="18pt"/>
    </style:style>
    <style:style style:name="P25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26" style:family="paragraph">
      <loext:graphic-properties draw:fill-color="#ffffcc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27" style:family="paragraph">
      <style:paragraph-properties fo:margin-left="0cm" fo:margin-right="0cm" fo:margin-top="0cm" fo:margin-bottom="0.2cm" fo:text-indent="0cm"/>
    </style:style>
    <style:style style:name="P28" style:family="paragraph">
      <style:paragraph-properties fo:margin-top="0.4cm" fo:margin-bottom="0.4cm" style:writing-mode="lr-tb"/>
      <style:text-properties style:font-name="Liberation Mono3" fo:font-size="24pt" style:font-size-asian="24pt" style:font-size-complex="24pt"/>
    </style:style>
    <style:style style:name="P29" style:family="paragraph">
      <style:paragraph-properties fo:text-align="start" style:writing-mode="lr-tb"/>
      <style:text-properties style:font-name="Liberation Serif" fo:font-size="20pt" style:font-size-asian="20pt" style:font-size-complex="20pt"/>
    </style:style>
    <style:style style:name="P30" style:family="paragraph">
      <loext:graphic-properties draw:fill-color="#eeeeee"/>
      <style:paragraph-properties fo:text-align="start" style:writing-mode="lr-tb"/>
      <style:text-properties style:font-name="Liberation Serif" fo:font-size="20pt" style:font-size-asian="20pt" style:font-size-complex="20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erif" fo:font-size="22pt" style:font-size-asian="22pt" style:font-size-complex="22pt"/>
    </style:style>
    <style:style style:name="P32" style:family="paragraph">
      <loext:graphic-properties draw:fill="none" draw:fill-color="#ffffff"/>
      <style:text-properties style:font-name="Liberation Mono3" fo:font-size="20pt"/>
    </style:style>
    <style:style style:name="P33" style:family="paragraph">
      <style:paragraph-properties fo:margin-left="0cm" fo:margin-right="0cm" fo:margin-top="0cm" fo:margin-bottom="0.2cm" fo:text-indent="-0.6cm"/>
      <style:text-properties fo:hyphenate="false" loext:hyphenation-no-caps="fals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top="0cm" fo:margin-bottom="0.2cm"/>
    </style:style>
    <style:style style:name="P36" style:family="paragraph">
      <style:paragraph-properties fo:margin-top="0cm" fo:margin-bottom="0.2cm" style:writing-mode="lr-tb"/>
      <style:text-properties style:font-name="Liberation Serif" fo:font-size="28pt" style:font-size-asian="28pt" style:font-size-complex="28pt"/>
    </style:style>
    <style:style style:name="P37" style:family="paragraph">
      <style:paragraph-properties fo:margin-top="0.1cm" fo:margin-bottom="0.1cm" fo:text-align="start" style:writing-mode="lr-tb"/>
      <style:text-properties style:font-name="Liberation Mono3" fo:font-size="18pt" style:font-size-asian="18pt" style:font-size-complex="18pt"/>
    </style:style>
    <style:style style:name="P38" style:family="paragraph">
      <loext:graphic-properties draw:fill-color="#eeeeee"/>
      <style:paragraph-properties fo:margin-top="0.1cm" fo:margin-bottom="0.1cm" fo:text-align="start" style:writing-mode="lr-tb"/>
      <style:text-properties style:font-name="Liberation Mono3" fo:font-size="18pt" style:font-size-asian="18pt" style:font-size-complex="18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erif" fo:font-size="22pt" fo:font-style="normal" style:font-size-asian="22pt" style:font-style-asian="normal" style:font-size-complex="22pt" style:font-style-complex="normal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 style:writing-mode="lr-tb"/>
      <style:text-properties style:font-name="Liberation Serif" fo:font-size="22pt" style:font-size-asian="22pt" style:font-size-complex="22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margin-top="0.4cm" fo:margin-bottom="0.4cm" style:writing-mode="lr-tb"/>
      <style:text-properties fo:color="#000000" loext:opacity="100%" fo:font-size="26pt" style:font-size-asian="26pt" style:font-size-complex="26pt"/>
    </style:style>
    <style:style style:name="P44" style:family="paragraph">
      <style:paragraph-properties fo:margin-left="0cm" fo:margin-right="0cm" fo:margin-top="0.1cm" fo:margin-bottom="0.1cm" fo:text-indent="0cm"/>
    </style:style>
    <style:style style:name="P45" style:family="paragraph">
      <style:paragraph-properties fo:margin-left="0.4cm" fo:margin-right="0cm" fo:margin-top="0.1cm" fo:margin-bottom="0.1cm" fo:text-indent="0cm"/>
    </style:style>
    <style:style style:name="P46" style:family="paragraph">
      <loext:graphic-properties draw:fill-color="#ffffff"/>
      <style:paragraph-properties fo:margin-left="0cm" fo:margin-right="0cm" fo:text-indent="0cm" style:writing-mode="lr-tb"/>
      <style:text-properties fo:color="#000000" loext:opacity="100%" style:font-name="Liberation Sans1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Liberation Sans1" fo:font-size="14pt" style:font-size-asian="14pt" style:font-size-complex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1" fo:font-size="14pt" fo:language="ru" fo:country="RU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Liberation Sans1" fo:font-size="14pt" fo:language="ru" fo:country="RU" style:font-size-asian="14pt" style:font-size-complex="14pt"/>
    </style:style>
    <style:style style:name="T16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color="#000000" loext:opacity="100%" style:font-name="Liberation Sans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8" style:family="text">
      <style:text-properties fo:color="#000000" loext:opacity="100%" style:font-name="Liberation Sans1" fo:font-size="14pt" fo:font-style="normal" style:text-underline-style="none" style:font-size-asian="14pt" style:font-style-asian="normal" style:font-size-complex="14pt" style:font-style-complex="normal"/>
    </style:style>
    <style:style style:name="T19" style:family="text">
      <style:text-properties fo:color="#000000" loext:opacity="100%" style:font-name="Liberation Sans1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style:font-name="Liberation Mono3" fo:font-size="18pt"/>
    </style:style>
    <style:style style:name="T21" style:family="text">
      <style:text-properties style:font-name="Liberation Serif" fo:font-size="28pt" fo:language="ru" fo:country="RU" style:font-size-asian="28pt" style:font-size-complex="28pt"/>
    </style:style>
    <style:style style:name="T22" style:family="text">
      <style:text-properties style:font-name="Liberation Serif" fo:font-size="28pt" fo:language="ru" fo:country="RU" fo:font-style="italic" style:font-size-asian="28pt" style:font-style-asian="italic" style:font-size-complex="28pt" style:font-style-complex="italic"/>
    </style:style>
    <style:style style:name="T23" style:family="text">
      <style:text-properties style:font-name="Liberation Mono3" fo:font-size="18pt" fo:language="ru" fo:country="RU" style:font-size-asian="18pt" style:font-size-complex="18pt"/>
    </style:style>
    <style:style style:name="T24" style:family="text">
      <style:text-properties style:font-name="Liberation Mono3" fo:font-size="18pt" style:font-size-asian="18pt" style:font-size-complex="18pt"/>
    </style:style>
    <style:style style:name="T25" style:family="text">
      <style:text-properties style:font-name="Liberation Sans1" fo:font-size="16pt" style:font-size-asian="16pt" style:font-size-complex="16pt"/>
    </style:style>
    <style:style style:name="T26" style:family="text">
      <style:text-properties style:font-name="Liberation Mono3" fo:font-size="12pt" fo:language="ru" fo:country="RU" style:font-size-asian="12pt" style:font-size-complex="12pt"/>
    </style:style>
    <style:style style:name="T27" style:family="text">
      <style:text-properties style:font-name="Liberation Mono3" fo:font-size="24pt" fo:language="ru" fo:country="RU" style:font-size-asian="24pt" style:font-size-complex="24pt"/>
    </style:style>
    <style:style style:name="T28" style:family="text">
      <style:text-properties style:font-name="Liberation Mono3" fo:font-size="24pt" fo:language="ru" fo:country="RU" fo:font-style="italic" style:font-size-asian="24pt" style:font-style-asian="italic" style:font-size-complex="24pt" style:font-style-complex="italic"/>
    </style:style>
    <style:style style:name="T29" style:family="text">
      <style:text-properties style:font-name="Liberation Serif" fo:font-size="22pt" fo:language="ru" fo:country="RU" style:font-size-asian="22pt" style:font-size-complex="22pt"/>
    </style:style>
    <style:style style:name="T30" style:family="text">
      <style:text-properties style:font-name="Liberation Mono3" fo:font-size="18pt" fo:language="ru" fo:country="RU" fo:font-style="italic" style:font-size-asian="18pt" style:font-style-asian="italic" style:font-size-complex="18pt" style:font-style-complex="italic"/>
    </style:style>
    <style:style style:name="T31" style:family="text">
      <style:text-properties style:text-line-through-style="none" style:text-line-through-type="none" style:font-name="Liberation Mono3" fo:font-size="18pt" fo:language="ru" fo:country="RU" style:font-size-asian="18pt" style:font-size-complex="18pt"/>
    </style:style>
    <style:style style:name="T32" style:family="text">
      <style:text-properties style:text-line-through-style="none" style:text-line-through-type="none" style:font-name="Liberation Mono3" fo:font-size="18pt" fo:language="ru" fo:country="RU" fo:font-style="italic" style:font-size-asian="18pt" style:font-style-asian="italic" style:font-size-complex="18pt" style:font-style-complex="italic"/>
    </style:style>
    <style:style style:name="T33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34" style:family="text">
      <style:text-properties style:font-name="Liberation Serif" fo:font-size="22pt" style:font-size-asian="22pt" style:font-size-complex="22pt"/>
    </style:style>
    <style:style style:name="T35" style:family="text">
      <style:text-properties style:font-name="Liberation Serif" fo:font-size="22pt" fo:font-style="normal" style:font-size-asian="22pt" style:font-style-asian="normal" style:font-size-complex="22pt" style:font-style-complex="normal"/>
    </style:style>
    <style:style style:name="T36" style:family="text">
      <style:text-properties style:font-name="Liberation Sans1" fo:font-size="16pt" fo:language="ru" fo:country="RU" style:font-size-asian="16pt" style:font-size-complex="16pt"/>
    </style:style>
    <style:style style:name="T37" style:family="text">
      <style:text-properties style:font-name="Liberation Mono5" fo:font-size="14pt" fo:language="ru" fo:country="RU" fo:font-style="italic" style:font-size-asian="14pt" style:font-style-asian="italic" style:font-size-complex="14pt" style:font-style-complex="italic"/>
    </style:style>
    <style:style style:name="T38" style:family="text">
      <style:text-properties style:font-name="Liberation Mono5" fo:font-size="14pt" fo:language="ru" fo:country="RU" style:font-size-asian="14pt" style:font-size-complex="14pt"/>
    </style:style>
    <style:style style:name="T39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4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1" style:family="text">
      <style:text-properties style:font-name="Liberation Mono5" fo:font-size="14pt" style:font-size-asian="14pt" style:font-size-complex="14pt"/>
    </style:style>
    <style:style style:name="T42" style:family="text">
      <style:text-properties style:font-name="Liberation Mono5" fo:font-size="14pt" fo:font-style="italic" style:font-size-asian="14pt" style:font-style-asian="italic" style:font-size-complex="14pt" style:font-style-complex="italic"/>
    </style:style>
    <style:style style:name="T43" style:family="text">
      <style:text-properties style:font-name="Liberation Serif5" fo:font-size="28pt" fo:language="ru" fo:country="RU" style:font-size-asian="28pt" style:font-size-complex="28pt"/>
    </style:style>
    <style:style style:name="T44" style:family="text">
      <style:text-properties style:font-name="Liberation Serif" fo:font-size="20pt" style:font-size-asian="20pt" style:font-size-complex="20pt"/>
    </style:style>
    <style:style style:name="T45" style:family="text">
      <style:text-properties style:font-name="Liberation Mono5" fo:font-size="14pt" fo:language="ru" fo:country="RU" fo:font-style="normal" style:font-size-asian="14pt" style:font-style-asian="normal" style:font-size-complex="14pt" style:font-style-complex="normal"/>
    </style:style>
    <style:style style:name="T46" style:family="text">
      <style:text-properties style:font-name="Liberation Serif5" fo:font-size="14pt" fo:language="ru" fo:country="RU" style:font-size-asian="14pt" style:font-size-complex="14pt"/>
    </style:style>
    <style:style style:name="T47" style:family="text">
      <style:text-properties style:font-name="Liberation Mono3" fo:font-size="14pt" fo:language="ru" fo:country="RU" style:font-size-asian="14pt" style:font-size-complex="14pt"/>
    </style:style>
    <style:style style:name="T48" style:family="text">
      <style:text-properties style:font-name="Liberation Mono3" fo:font-size="14pt" fo:language="ru" fo:country="RU" fo:font-style="italic" style:font-size-asian="14pt" style:font-style-asian="italic" style:font-size-complex="14pt" style:font-style-complex="italic"/>
    </style:style>
    <style:style style:name="T49" style:family="text">
      <style:text-properties style:font-name="Liberation Mono3" fo:font-size="24pt" fo:language="ru" fo:country="RU" fo:font-style="normal" style:font-size-asian="24pt" style:font-style-asian="normal" style:font-size-complex="24pt" style:font-style-complex="normal"/>
    </style:style>
    <style:style style:name="T50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51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font-name="Liberation Mono3" fo:font-size="18pt" fo:font-style="italic" style:font-size-asian="18pt" style:font-style-asian="italic" style:font-size-complex="18pt" style:font-style-complex="italic"/>
    </style:style>
    <style:style style:name="T56" style:family="text">
      <style:text-properties fo:color="#000000" loext:opacity="100%" fo:font-size="26pt" fo:language="ru" fo:country="RU" style:font-size-asian="26pt" style:font-size-complex="26pt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000000" loext:opacity="100%" style:font-name="Liberation Sans1" fo:font-size="14pt" fo:language="ru" fo:country="RU" style:font-size-asian="14pt" style:font-size-complex="14pt"/>
    </style:style>
    <style:style style:name="T60" style:family="text">
      <style:text-properties fo:color="#000000" loext:opacity="100%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Задачи администрирования</text:span><text:span text:style-name="T2"><text:line-break/></text:span><text:span text:style-name="T2">Управление расширениям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Расширения в PostgreSQL</text:p>
              </text:list-item>
              <text:list-item>
                <text:p>Создание расширений и управление ими</text:p>
              </text:list-item>
              <text:list-item>
                <text:p>Обновление расширений</text:p>
              </text:list-item>
              <text:list-item>
                <text:p>Особенности работы pg_dum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user-transformed="true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644cm" svg:height="3.481cm" svg:x="1.2cm" svg:y="0.737cm" presentation:class="title" presentation:user-transformed="true">
          <draw:text-box>
            <text:p><text:span text:style-name="T10">Расширяемость PostgreSQL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Возможности</text:p>
                <text:list>
                  <text:list-item>
                    <text:p>функции и языки программирования</text:p>
                  </text:list-item>
                  <text:list-item>
                    <text:p>типы данных, операторы, методы доступа</text:p>
                  </text:list-item>
                  <text:list-item>
                    <text:p text:style-name="P11">обертки сторонних данных (FDW)</text:p>
                  </text:list-item>
                </text:list>
              </text:list-item>
              <text:list-item>
                <text:p text:style-name="P10">Механизмы</text:p>
                <text:list>
                  <text:list-item>
                    <text:p>изменяемый системный каталог</text:p>
                  </text:list-item>
                  <text:list-item>
                    <text:p>API для подключения внешних обработчиков</text:p>
                  </text:list-item>
                  <text:list-item>
                    <text:p>загрузка и выполнение пользовательского код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4.539cm" svg:x="2.1cm" svg:y="14.207cm" presentation:class="notes" presentation:user-transformed="true">
            <draw:text-box>
              <text:p text:style-name="P12"><text:span text:style-name="T12">Расширяемость — важнейшая черта PostgreSQL — это возможность подключать «на лету» новый функционал без изменения кода сервера.</text:span></text:p>
              <text:p text:style-name="P12"><text:span text:style-name="T12">Таким образом можно добавлять языки программирования</text:span><text:span text:style-name="T12"><text:line-break/></text:span><text:span text:style-name="T12">и разрабатывать на них функции, определять новые типы данных</text:span><text:span text:style-name="T12"><text:line-break/></text:span><text:span text:style-name="T12">и операторы для работы с ними, создавать новые методы доступа для типов данных, разрабатывать обертки сторонних данных для подключения к внешним источникам.</text:span></text:p>
              <text:p text:style-name="P12"><text:span text:style-name="T13">Для того чтобы это было возможным, системный каталог PostgreSQL хранит большое количество информации об объектах БД. Эта информация не </text:span><text:span text:style-name="T12">зашита жестко в код сервера. Пользователи могут изменять содержимое таблиц системного каталога, тем самым добавляя новые объекты и связанный с ними функционал.</text:span></text:p>
              <text:p text:style-name="P12"><text:span text:style-name="T12">Кроме того, в исходном коде PostgreSQL встроено большое количество хуков и различных API для подключения пользовательских функций. Это дает возможность разрабатывать такие расширения как pg_stat_statements, auto_explain, pldebugger и многие, многие другие.</text:span></text:p>
              <text:p text:style-name="P12"><text:span text:style-name="T12">Завершает картину возможность загружать в серверные процессы пользовательский код. Например, можно написать разделяемую библиотеку и подключать ее по ходу работы.</text:span></text:p>
              <text:p text:style-name="P13"><text:span text:style-name="T14"><text:a xlink:href="https://postgrespro.ru/docs/postgresql/16/extend-how" xlink:type="simple">https://postgrespro.ru/docs/postgresql/16/extend-how</text:a></text:span></text:p>
              <text:p text:style-name="P12"><text:span text:style-name="T15">В качестве предостережения следует отметить, что выполнение процессами сервера неправильно написанного пользовательского кода <text:s/>может привести к катастрофическим последствиям. Следует доверять только проверенному коду из надежных источников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644cm" svg:height="3.481cm" svg:x="1.2cm" svg:y="0.737cm" presentation:class="title" presentation:user-transformed="true">
          <draw:text-box>
            <text:p><text:span text:style-name="T10">Расширения</text:span> в PostgreSQL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Упаковка связанных объектов БД</text:p>
                <text:list>
                  <text:list-item>
                    <text:p>связь объектов с расширением, каскадное удаление</text:p>
                  </text:list-item>
                  <text:list-item>
                    <text:p text:style-name="P11">инструменты для перехода на новые версии</text:p>
                  </text:list-item>
                </text:list>
              </text:list-item>
              <text:list-item>
                <text:p text:style-name="P10">pg_dump</text:p>
                <text:list>
                  <text:list-item>
                    <text:p>сохранение связи между объекта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733cm" svg:x="2.1cm" svg:y="14.207cm" presentation:class="notes" presentation:user-transformed="true">
            <draw:text-box>
              <text:p text:style-name="P15"><text:span text:style-name="T11">Часто требуется добавить в базу данных связанные между собой объекты. Например, для нового типа данных могут потребоваться специфические функции и операторы.</text:span></text:p>
              <text:p text:style-name="P15"><text:span text:style-name="T11">Чтобы установить зависимости между отдельными объектами,</text:span><text:span text:style-name="T11"><text:line-break/></text:span><text:span text:style-name="T11">в PostgreSQL используется механизм расширений. Связанные объекты упаковываются в единое расширение, что облегчает управление:</text:span></text:p>
              <text:list text:style-name="L1">
                <text:list-item>
                  <text:p text:style-name="P15"><text:span text:style-name="T11">отдельный объект расширения нельзя удалить, а удаление расширения автоматически удаляет все его объекты;</text:span></text:p>
                </text:list-item>
                <text:list-item>
                  <text:p text:style-name="P15"><text:span text:style-name="T11">специальные инструменты облегчают переход на новые версии.</text:span></text:p>
                </text:list-item>
              </text:list>
              <text:p text:style-name="P15"><text:span text:style-name="T11">Копия базы данных, выполненная утилитой pg_dump, не может просто выгружать описания отдельных объектов расширения, ведь при восстановлении из такой копии принадлежность к расширению потеряется. Поэтому утилита pg_dump сохраняет связь между объектами и расширением.</text:span></text:p>
              <text:p text:style-name="P15"><text:span text:style-name="T16"><text:a xlink:href="https://postgrespro.ru/docs/postgresql/16/extend-extensions" xlink:type="simple">https://postgrespro.ru/docs/postgresql/16/extend-extensions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20.644cm" svg:height="3.481cm" svg:x="1.2cm" svg:y="0.737cm" presentation:class="title" presentation:user-transformed="true">
          <draw:text-box>
            <text:p><text:span text:style-name="T10">Источники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Пакет дистрибутива и каталог contrib </text:p>
                <text:list>
                  <text:list-item>
                    <text:p>дополнительно поставляемые модули</text:p>
                  </text:list-item>
                  <text:list-item>
                    <text:p text:style-name="P11">дополнительно поставляемые программы</text:p>
                  </text:list-item>
                </text:list>
              </text:list-item>
              <text:list-item>
                <text:p>PGXN — сеть расширений</text:p>
              </text:list-item>
              <text:list-item>
                <text:p>Возможность создания собственного расширения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6" draw:layer="layout" svg:width="16.799cm" svg:height="10.302cm" svg:x="2.1cm" svg:y="14.207cm" presentation:class="notes" presentation:user-transformed="true">
            <draw:text-box>
              <text:p text:style-name="P12"><text:span text:style-name="T13">Несколько десятков расширений распространяются вместе с СУБД</text:span><text:span text:style-name="T13"><text:line-break/></text:span><text:span text:style-name="T13">и </text:span><text:span text:style-name="T12">поддерживаются разработчиками PostgreSQL. Обычно они устанавливаются из того же пакета, что и ядро. Исходный код таких расширений находится в подкаталоге contrib. </text:span></text:p>
              <text:p text:style-name="P12"><text:span text:style-name="T17"><text:a xlink:href="https://postgrespro.ru/docs/postgresql/16/contrib" xlink:type="simple">https://postgrespro.ru/docs/postgresql/16/contrib</text:a></text:span></text:p>
              <text:p text:style-name="P12"><text:span text:style-name="T18">Кроме расширений, в пакете (и в каталоге contrib) находятся несколько дополнительных программ.</text:span></text:p>
              <text:p text:style-name="P12"><text:span text:style-name="T19"><text:a xlink:href="https://postgrespro.ru/docs/postgresql/16/contrib-prog" xlink:type="simple">https://postgrespro.ru/docs/postgresql/16/contrib-prog</text:a></text:span></text:p>
              <text:p text:style-name="P12"><text:span text:style-name="T12">Еще один источник — PostgreSQL Extension Network (PGXN) — сеть расширений, созданная по аналогии с сетью CPAN для Perl.</text:span></text:p>
              <text:p text:style-name="P12"><text:span text:style-name="T19"><text:a xlink:href="https://pgxn.org/" xlink:type="simple">https://pgxn.org/</text:a></text:span></text:p>
              <text:p text:style-name="P12"><text:span text:style-name="T12">Расширения могут распространяться и другими способами, в том числе через пакетные репозитории дистрибутивов ОС.</text:span></text:p>
              <text:p text:style-name="P12"><text:span text:style-name="T12">А можно разработать собственное расширение. Возможности и свойства расширений будут рассмотрены в демонстрации на примере учебного расширения uom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авление расширением</text:span></text:p>
          </draw:text-box>
        </draw:frame>
        <draw:frame presentation:style-name="pr4" draw:text-style-name="P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0">Команды управления расширениями</text:p>
                <text:list>
                  <text:list-item>
                    <text:p>загрузка объектов в базу данных — CREATE EXTENSION</text:p>
                  </text:list-item>
                  <text:list-item>
                    <text:p>обновление версии — ALTER EXTENSION</text:p>
                  </text:list-item>
                  <text:list-item>
                    <text:p text:style-name="P11">удаление всех объектов расширения — DROP EXTENSION</text:p>
                  </text:list-item>
                </text:list>
              </text:list-item>
              <text:list-item>
                <text:p text:style-name="P10">Файлы расширений</text:p>
                <text:list>
                  <text:list-item>
                    <text:p>управляющие файлы</text:p>
                  </text:list-item>
                  <text:list-item>
                    <text:p>файлы SQ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Для управления расширениями в PostgreSQL используются команды SQL DDL. </text:span></text:p>
              <text:p text:style-name="P18"><text:span text:style-name="T6">Загрузка объектов расширения в базу данных выполняется при создании расширения (CREATE EXTENSION). Переход на новую версию, перемещение в другую схему — <text:s/>ALTER EXTENSION.</text:span></text:p>
              <text:p text:style-name="P18"><text:span text:style-name="T6">А удалить расширение со всеми его объектами можно командой</text:span><text:span text:style-name="T6"><text:line-break/></text:span><text:span text:style-name="T6">DROP EXTENSION: не требуется разрабатывать отдельный uninstall-скрипт.</text:span></text:p>
              <text:p text:style-name="P18"><text:span text:style-name="T6">Для работы этих команд в составе расширений должны быть специальные файлы. К ним относятся управляющие файлы, содержащие важную информацию о свойствах расширения, а также файлы SQL с командами создания объектов расширения.</text:span></text:p>
              <text:p text:style-name="P18"><text:span text:style-name="T6">Как правило, расширения содержат еще и другие файлы, например, разделяемые библиотеки с функциями для поддержки создаваемых объектов. Но, с точки зрения управления расширениями, такие файлы не важны. 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авляющие файлы</text:span></text:p>
          </draw:text-box>
        </draw:frame>
        <draw:frame presentation:style-name="pr13" draw:text-style-name="P22" draw:layer="layout" svg:width="25.6cm" svg:height="2.658cm" svg:x="1.2cm" svg:y="4.2cm" presentation:class="outline" presentation:user-transformed="true">
          <draw:text-box>
            <text:p text:style-name="P20"><text:span text:style-name="T21">Имя файла:</text:span><text:span text:style-name="T21"><text:tab/></text:span><text:span text:style-name="T21"><text:tab/></text:span><text:span text:style-name="T22">имя</text:span><text:span text:style-name="T21">.control</text:span></text:p>
            <text:p text:style-name="P21"><text:span text:style-name="T21">Расположение:</text:span><text:span text:style-name="T21"><text:tab/></text:span><text:span text:style-name="T21">SHAREDIR/extension</text:span></text:p>
          </draw:text-box>
        </draw:frame>
        <draw:custom-shape draw:style-name="gr4" draw:text-style-name="P24" draw:layer="layout" svg:width="23cm" svg:height="9.75cm" svg:x="2.5cm" svg:y="7.404cm">
          <text:p text:style-name="P23"><text:span text:style-name="T23"/></text:p>
          <text:p text:style-name="P23"><text:span text:style-name="T23"># Некоторые параметры</text:span></text:p>
          <text:p text:style-name="P23"><text:span text:style-name="T24"/></text:p>
          <text:p text:style-name="P23"><text:span text:style-name="T23">directory = 'extension' # каталог для файлов SQL</text:span></text:p>
          <text:p text:style-name="P23"><text:span text:style-name="T23">default_version = 1.0 <text:s text:c="2"/># версия по умолчанию</text:span></text:p>
          <text:p text:style-name="P23"><text:span text:style-name="T23">relocatable = true <text:s text:c="5"/># возможность изменить схему</text:span></text:p>
          <text:p text:style-name="P23"><text:span text:style-name="T23">superuser = true <text:s text:c="7"/># создает только суперпользователь</text:span></text:p>
          <text:p text:style-name="P23"><text:span text:style-name="T23">encoding = UTF8 <text:s text:c="8"/># кодировка файлов SQL</text:span></text:p>
          <text:p text:style-name="P23"><text:span text:style-name="T23">#requires = '' <text:s text:c="11"/>должны быть установлены</text:span></text:p>
          <text:p text:style-name="P23"><text:span text:style-name="T24"/></text:p>
          <text:p text:style-name="P23"><text:span text:style-name="T23">comment = 'Use only ASCII characters'</text:span></text:p>
          <draw:enhanced-geometry svg:viewBox="0 0 21600 21600" draw:type="rectangle" draw:enhanced-path="M 0 0 L 21600 0 21600 21600 0 21600 0 0 Z N"/>
        </draw:custom-shape>
        <draw:custom-shape draw:style-name="gr5" draw:text-style-name="P26" draw:layer="layout" svg:width="8.633cm" svg:height="1.524cm" svg:x="9.193cm" svg:y="18.197cm">
          <text:p text:style-name="P25"><text:span text:style-name="T25">pg_available_extens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>
            <draw:text-box>
              <text:p text:style-name="P18"><text:span text:style-name="T6">При выполнении команды CREATE EXTENSION механизм расширений проверяет наличие управляющего файла в каталоге SHAREDIR/extension.</text:span></text:p>
              <text:p text:style-name="P18"><text:span text:style-name="T6">Расположение SHAREDIR можно посмотреть командой</text:span></text:p>
              <text:p text:style-name="P18"><text:span text:style-name="T6"><text:tab/></text:span><text:span text:style-name="T26">$ pg_config --sharedir</text:span></text:p>
              <text:p text:style-name="P18"><text:span text:style-name="T6">Имя управляющего файла состоит из имени расширения, к которому добавляется «.control».</text:span></text:p>
              <text:p text:style-name="P27"><text:span text:style-name="T6">Управляющий файл имеет формат конфигурационных файлов PostgreSQL и состоит из строк вида «ключ = значение». PostgreSQL не определяет кодировку символов файла, поэтому следует использовать только символы ASCII.</text:span></text:p>
              <text:p text:style-name="P27"><text:span text:style-name="T6">Список доступных к установке расширений можно увидеть в представлении системного каталога pg_available_extensions.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Создание расширения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CREATE EXTENSION </text:span><text:span text:style-name="T28">имя</text:span><text:span text:style-name="T27"> [VERSION '</text:span><text:span text:style-name="T28">версия</text:span><text:span text:style-name="T27">'];</text:span></text:p>
              </text:list-item>
            </text:list>
          </draw:text-box>
        </draw:frame>
        <draw:custom-shape draw:style-name="gr6" draw:text-style-name="P24" draw:layer="layout" svg:width="23cm" svg:height="2.54cm" svg:x="2.5cm" svg:y="6.504cm">
          <text:p text:style-name="P23"><text:span text:style-name="T24">default_version = 1.0</text:span></text:p>
          <text:p text:style-name="P23"><text:span text:style-name="T24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23cm" svg:height="6.12cm" svg:x="2.5cm" svg:y="11.304cm">
          <text:p text:style-name="P29"><text:span text:style-name="T29"/></text:p>
          <text:p text:style-name="P29"><text:span text:style-name="T23">\echo Use "CREATE EXTENSION </text:span><text:span text:style-name="T30">имя</text:span><text:span text:style-name="T23">" to load this file. \quit</text:span></text:p>
          <text:p text:style-name="P29"><text:span text:style-name="T31"/></text:p>
          <text:p text:style-name="P29"><text:span text:style-name="T31">COMMENT ON EXTENSION </text:span><text:span text:style-name="T32">имя</text:span><text:span text:style-name="T31"> IS 'Описание на русском';</text:span></text:p>
          <text:p text:style-name="P29"><text:span text:style-name="T23"/></text:p>
          <text:p text:style-name="P29"><text:span text:style-name="T31">-- Создание объектов расширения</text:span></text:p>
          <text:p text:style-name="P29"><text:span text:style-name="T31">...</text:span></text:p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4.143cm" svg:height="1.115cm" svg:x="21.552cm" svg:y="5.434cm">
          <draw:text-box>
            <text:p><text:span text:style-name="T33">имя</text:span><text:span text:style-name="T34">.control</text:span></text:p>
          </draw:text-box>
        </draw:frame>
        <draw:frame draw:style-name="gr9" draw:text-style-name="P31" draw:layer="layout" svg:width="5.523cm" svg:height="1.115cm" svg:x="20.253cm" svg:y="10.235cm">
          <draw:text-box>
            <text:p><text:span text:style-name="T33">имя</text:span><text:span text:style-name="T35">--</text:span><text:span text:style-name="T33">версия.</text:span><text:span text:style-name="T35">sql</text:span></text:p>
          </draw:text-box>
        </draw:frame>
        <draw:custom-shape draw:style-name="gr10" draw:text-style-name="P26" draw:layer="layout" svg:width="4.902cm" svg:height="1.97cm" svg:x="11.676cm" svg:y="7.982cm">
          <text:p text:style-name="P25"><text:span text:style-name="T36">если версия </text:span></text:p>
          <text:p text:style-name="P25"><text:span text:style-name="T36">не указан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64.87864572711 -2235.616438356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26" draw:layer="layout" svg:width="10.16cm" svg:height="1.524cm" svg:x="8.892cm" svg:y="18.196cm">
          <text:p text:style-name="P25"><text:span text:style-name="T25">pg_available_extension_vers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Помимо управляющего файла, требуется еще файл SQL с командами на создание объектов БД. Имя файла SQL зависит от устанавливаемой версии расширения.</text:span></text:p>
              <text:p text:style-name="P18"><text:span text:style-name="T6">Версию расширения можно явно указать в предложении VERSION команды CREATE EXTENSION. По умолчанию будет использоваться версия из параметра default_version управляющего файла.</text:span></text:p>
              <text:p text:style-name="P18"><text:span text:style-name="T6">Имя файла SQL строится по шаблону </text:span><text:span text:style-name="T37">имя--версия</text:span><text:span text:style-name="T38">.sql</text:span><text:span text:style-name="T6">,</text:span></text:p>
              <text:p text:style-name="P18"><text:span text:style-name="T39">где</text:span><text:span text:style-name="T40"> версия</text:span><text:span text:style-name="T6"> не обязательно должна состоять из цифр. Она может включать и другие символы (кроме «</text:span><text:span text:style-name="T38">--</text:span><text:span text:style-name="T6">» , а также «</text:span><text:span text:style-name="T38">-</text:span><text:span text:style-name="T6">» в начале или</text:span><text:span text:style-name="T6"><text:line-break/></text:span><text:span text:style-name="T6">в конце).</text:span></text:p>
              <text:p text:style-name="P18"><text:span text:style-name="T6">Список доступных версий расширений виден в представлении системного каталога pg_available_extension_versions.</text:span></text:p>
              <text:p text:style-name="P18"><text:span text:style-name="T6">Строки файла SQL, начинающиеся на </text:span><text:span text:style-name="T38">\echo</text:span><text:span text:style-name="T6">, механизм расширений считает комментариями. Для предотвращения случайного запуска файла из psql, обычно в начало файла SQL добавляют такую строку</text:span><text:span text:style-name="T6"><text:line-break/></text:span><text:span text:style-name="T6">с предупреждением и завершают ее командой </text:span><text:span text:style-name="T38">\quit</text:span><text:span text:style-name="T6">.</text:span></text:p>
              <text:p text:style-name="P18"><text:span text:style-name="T6">В файле SQL можно использовать кириллицу, предварительно указав кодировку символов в параметре encoding управляющего файла. Например, можно задать русскоязычный комментарий к расширению</text:span><text:span text:style-name="T6"><text:line-break/></text:span><text:span text:style-name="T6">в команде COMMENT ON EXTENSION.</text:span></text:p>
            </draw:text-box>
          </draw:frame>
        </presentation:notes>
      </draw:page>
      <draw:page draw:name="page11" draw:style-name="dp1" draw:master-page-name="master" presentation:presentation-page-layout-name="AL1T1"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Выбор схемы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CREATE EXTENSION </text:span><text:span text:style-name="T28">имя</text:span><text:span text:style-name="T27"> [SCHEMA </text:span><text:span text:style-name="T28">схема</text:span><text:span text:style-name="T27">];</text:span></text:p>
              </text:list-item>
            </text:list>
          </draw:text-box>
        </draw:frame>
        <draw:custom-shape draw:style-name="gr12" draw:text-style-name="P24" draw:layer="layout" svg:width="23cm" svg:height="2.79cm" svg:x="2.5cm" svg:y="6.504cm">
          <text:p text:style-name="P23"><text:span text:style-name="T23">relocatable = false</text:span></text:p>
          <text:p text:style-name="P23"><text:span text:style-name="T23">schema = </text:span><text:span text:style-name="T30">схема</text:span><text:span text:style-name="T24"> </text:span></text:p>
          <text:p text:style-name="P23"><text:span text:style-name="T24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23cm" svg:height="6.12cm" svg:x="2.5cm" svg:y="11.304cm">
          <text:p text:style-name="P29"><text:span text:style-name="T23"/></text:p>
          <text:p text:style-name="P29"><text:span text:style-name="T23">SET LOCAL search_path TO @extschema@ ;</text:span></text:p>
          <text:p text:style-name="P29"><text:span text:style-name="T23"/></text:p>
          <text:p text:style-name="P29"><text:span text:style-name="T23">... SELECT @extschema@ .function_name()...</text:span></text:p>
          <text:p text:style-name="P29"><text:span text:style-name="T23"/></text:p>
          <text:p text:style-name="P29"><text:span text:style-name="T23"/></text:p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4.143cm" svg:height="1.115cm" svg:x="21.552cm" svg:y="5.434cm">
          <draw:text-box>
            <text:p><text:span text:style-name="T33">имя</text:span><text:span text:style-name="T34">.control</text:span></text:p>
          </draw:text-box>
        </draw:frame>
        <draw:frame draw:style-name="gr9" draw:text-style-name="P31" draw:layer="layout" svg:width="5.523cm" svg:height="1.115cm" svg:x="20.253cm" svg:y="10.235cm">
          <draw:text-box>
            <text:p><text:span text:style-name="T33">имя</text:span><text:span text:style-name="T35">--</text:span><text:span text:style-name="T33">версия.</text:span><text:span text:style-name="T35">sql</text:span></text:p>
          </draw:text-box>
        </draw:frame>
        <draw:frame draw:style-name="gr13" draw:text-style-name="P32" draw:layer="layout" svg:width="4.693cm" svg:height="1.187cm" svg:x="12.122cm" svg:y="11.9cm">
          <draw:text-box>
            <text:p/>
          </draw:text-box>
        </draw:frame>
        <draw:frame draw:style-name="gr13" draw:text-style-name="P32" draw:layer="layout" svg:width="4.693cm" svg:height="1.187cm" svg:x="6.723cm" svg:y="13.353cm">
          <draw:text-box>
            <text:p/>
          </draw:text-box>
        </draw:frame>
        <draw:custom-shape draw:style-name="gr14" draw:text-style-name="P26" draw:layer="layout" svg:width="6.26cm" svg:height="1.27cm" svg:x="11.574cm" svg:y="15.27cm">
          <text:p text:style-name="P25"><text:span text:style-name="T25">макроподстановка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24.293243890752 -13935.4838709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Расширение как объект базы данных относится к определенной схеме. Обычно все объекты расширения размещают в этой же схеме, это позволяет расширению иметь отдельное пространство имен для объектов.</text:span></text:p>
              <text:p text:style-name="P18"><text:span text:style-name="T6">Схему расширения можно явно указать в команде CREATE EXTENSION или задать в параметре schema управляющего файла. Если ни одно из этих значений не задано, действует общее правило: используется первая доступная схема из параметра конфигурации search_path.</text:span></text:p>
              <text:p text:style-name="P18"><text:span text:style-name="T6">Выбранная в результате схема явно задается в search_path в начале выполнения файла SQL. Внутри самого файла можно обращаться</text:span><text:span text:style-name="T6"><text:line-break/></text:span><text:span text:style-name="T6">к схеме расширения, используя макроподстановку @extschema@.</text:span></text:p>
              <text:p text:style-name="P18"><text:span text:style-name="T6">Если параметр расширения relocatable установить в true (по умолчанию false), то расширение вместе с его объектами можно будет переносить в другую схему командой: </text:span></text:p>
              <text:p text:style-name="P18"><text:span text:style-name="T38"><text:tab/></text:span><text:span text:style-name="T38">ALTER EXTENSION</text:span><text:span text:style-name="T41"> </text:span><text:span text:style-name="T42">имя</text:span><text:span text:style-name="T41"> SET SCHEMA </text:span><text:span text:style-name="T42">новая_схема</text:span><text:span text:style-name="T41">;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4" draw:text-style-name="P8" draw:layer="layout" svg:width="19.8cm" svg:height="1.737cm" svg:x="1.2cm" svg:y="0.737cm" presentation:class="title" presentation:user-transformed="true">
          <draw:text-box>
            <text:p>Обновление: 1.0 → 1.1</text:p>
          </draw:text-box>
        </draw:frame>
        <draw:frame presentation:style-name="pr13" draw:text-style-name="P28" draw:layer="layout" svg:width="25.6cm" svg:height="1.55cm" svg:x="1.2cm" svg:y="8.5cm" presentation:class="outline" presentation:user-transformed="true">
          <draw:text-box>
            <text:list text:style-name="L3">
              <text:list-item>
                <text:p text:style-name="P10"><text:span text:style-name="T43">1.</text:span><text:span text:style-name="T27"> CREATE EXTENSION </text:span><text:span text:style-name="T28">имя</text:span><text:span text:style-name="T27">;</text:span></text:p>
              </text:list-item>
            </text:list>
          </draw:text-box>
        </draw:frame>
        <draw:custom-shape draw:style-name="gr15" draw:text-style-name="P30" draw:layer="layout" svg:width="23cm" svg:height="2.834cm" svg:x="2.5cm" svg:y="10.104cm">
          <text:p text:style-name="P29"><text:span text:style-name="T23">\echo Use "CREATE EXTENSION </text:span><text:span text:style-name="T30">имя</text:span><text:span text:style-name="T23">" to load this file. \quit</text:span></text:p>
          <text:p text:style-name="P29"><text:span text:style-name="T44"/></text:p>
          <text:p text:style-name="P29"><text:span text:style-name="T23">-- Создание всех объектов версии 1.1</text:span></text:p>
          <draw:enhanced-geometry svg:viewBox="0 0 21600 21600" draw:type="rectangle" draw:enhanced-path="M 0 0 L 21600 0 21600 21600 0 21600 0 0 Z N"/>
        </draw:custom-shape>
        <draw:frame draw:style-name="gr16" draw:text-style-name="P31" draw:layer="layout" svg:width="4.338cm" svg:height="1.115cm" svg:x="21.253cm" svg:y="9.035cm">
          <draw:text-box>
            <text:p><text:span text:style-name="T33">имя--</text:span><text:span text:style-name="T35">1.1</text:span><text:span text:style-name="T33">.</text:span><text:span text:style-name="T35">sql</text:span></text:p>
          </draw:text-box>
        </draw:frame>
        <draw:custom-shape draw:style-name="gr17" draw:text-style-name="P30" draw:layer="layout" svg:width="23cm" svg:height="3.053cm" svg:x="2.5cm" svg:y="15.489cm">
          <text:p text:style-name="P29"><text:span text:style-name="T23">\echo Use "ALTER EXTENSION </text:span><text:span text:style-name="T30">имя</text:span><text:span text:style-name="T23">" to load this file. \quit</text:span></text:p>
          <text:p text:style-name="P29"><text:span text:style-name="T44"/></text:p>
          <text:p text:style-name="P29"><text:span text:style-name="T23">-- Команды обновления из версии 1.0 в 1.1</text:span></text:p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5.828cm" svg:height="1.115cm" svg:x="19.713cm" svg:y="14.42cm">
          <draw:text-box>
            <text:p><text:span text:style-name="T33">имя--</text:span><text:span text:style-name="T35">1.0--1.1</text:span><text:span text:style-name="T33">.</text:span><text:span text:style-name="T35">sql</text:span></text:p>
          </draw:text-box>
        </draw:frame>
        <draw:frame presentation:style-name="pr13" draw:text-style-name="P28" draw:layer="layout" svg:width="25.6cm" svg:height="1.55cm" svg:x="1.2cm" svg:y="13.9cm" presentation:class="outline" presentation:user-transformed="true">
          <draw:text-box>
            <text:list text:style-name="L3">
              <text:list-item>
                <text:p text:style-name="P10"><text:span text:style-name="T43">2.</text:span><text:span text:style-name="T27"> ALTER EXTENSION </text:span><text:span text:style-name="T28">имя</text:span><text:span text:style-name="T27"> UPDATE;</text:span></text:p>
              </text:list-item>
            </text:list>
          </draw:text-box>
        </draw:frame>
        <draw:custom-shape draw:style-name="gr6" draw:text-style-name="P24" draw:layer="layout" svg:width="23cm" svg:height="2.54cm" svg:x="2.5cm" svg:y="4.905cm">
          <text:p text:style-name="P23"><text:span text:style-name="T23">default_version = 1.1 </text:span></text:p>
          <text:p text:style-name="P23"><text:span text:style-name="T23">...</text:span></text:p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4.143cm" svg:height="1.115cm" svg:x="21.508cm" svg:y="3.836cm">
          <draw:text-box>
            <text:p><text:span text:style-name="T33">имя.</text:span><text:span text:style-name="T35">contro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Если со временем потребуется изменить существующие объекты расширения или добавить новые, выпускается следующая версия.</text:span></text:p>
              <text:p text:style-name="P18"><text:span text:style-name="T6">В управляющем файле новой версии расширения обычно изменяется параметр default_version. А при установке возможны две ситуации:</text:span></text:p>
              <text:list text:style-name="L4">
                <text:list-item>
                  <text:p text:style-name="P33"><text:span text:style-name="T6"><text:s/></text:span><text:span text:style-name="T6">Предыдущая версия расширения не установлена.</text:span><text:span text:style-name="T6"><text:line-break/></text:span><text:span text:style-name="T6"><text:line-break/></text:span><text:span text:style-name="T6">Следует подготовить файл SQL для новой версии, включающий создание всех объектов расширения.</text:span></text:p>
                </text:list-item>
                <text:list-item>
                  <text:p text:style-name="P33"><text:span text:style-name="T6"><text:s/></text:span><text:span text:style-name="T6">Установлена одна из предыдущих версий расширения.</text:span><text:span text:style-name="T6"><text:line-break/></text:span><text:span text:style-name="T6"><text:line-break/></text:span><text:span text:style-name="T6">Следует подготовить файл SQL для обновления версии. Формат имени файла обновления следующий:</text:span><text:span text:style-name="T6"><text:line-break/></text:span><text:span text:style-name="T37">имя--старая_версия</text:span><text:span text:style-name="T45">--</text:span><text:span text:style-name="T37">новая_версия</text:span><text:span text:style-name="T38">.sql</text:span><text:span text:style-name="T46">.</text:span><text:span text:style-name="T6"><text:line-break/></text:span><text:span text:style-name="T6"><text:line-break/></text:span><text:span text:style-name="T6">Внутри такого файла должны быть только команды, обновляющие объекты расширения со старой версии на новую.</text:span><text:span text:style-name="T6"><text:line-break/></text:span><text:span text:style-name="T6"><text:line-break/></text:span><text:span text:style-name="T6">Само обновление выполняется командой:</text:span></text:p>
                </text:list-item>
              </text:list>
              <text:list text:style-name="L5">
                <text:list-item>
                  <text:list>
                    <text:list-item>
                      <text:list>
                        <text:list-header>
                          <text:p text:style-name="P18"><text:span text:style-name="T47">ALTER EXTENSION </text:span><text:span text:style-name="T48">имя</text:span><text:span text:style-name="T47"> UPDATE;</text:span></text:p>
                        </text:list-header>
                      </text:list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list>
                        <text:list-header>
                          <text:p text:style-name="P18"><text:span text:style-name="T11"/></text:p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бновление: 1.0 → 1.2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ALTER EXTENSION </text:span><text:span text:style-name="T28">имя</text:span><text:span text:style-name="T27"> UPDATE TO '</text:span><text:span text:style-name="T49">1.2</text:span><text:span text:style-name="T27">';</text:span></text:p>
              </text:list-item>
            </text:list>
          </draw:text-box>
        </draw:frame>
        <draw:custom-shape draw:style-name="gr19" draw:text-style-name="P30" draw:layer="layout" svg:width="23cm" svg:height="3.58cm" svg:x="2.5cm" svg:y="7.604cm">
          <text:p text:style-name="P29"><text:span text:style-name="T23">\echo Use "ALTER EXTENSION </text:span><text:span text:style-name="T30">имя</text:span><text:span text:style-name="T23">" to load this file. \quit</text:span></text:p>
          <text:p text:style-name="P29"><text:span text:style-name="T44"/></text:p>
          <text:p text:style-name="P29"><text:span text:style-name="T23">-- Команды обновления из версии 1.0 в 1.1</text:span></text:p>
          <draw:enhanced-geometry svg:viewBox="0 0 21600 21600" draw:type="rectangle" draw:enhanced-path="M 0 0 L 21600 0 21600 21600 0 21600 0 0 Z N"/>
        </draw:custom-shape>
        <draw:frame draw:style-name="gr18" draw:text-style-name="P31" xml:id="id1" draw:id="id1" draw:layer="layout" svg:width="5.828cm" svg:height="1.115cm" svg:x="19.753cm" svg:y="6.535cm">
          <draw:text-box>
            <text:p><text:span text:style-name="T33">имя--</text:span><text:span text:style-name="T35">1.0--1.1</text:span><text:span text:style-name="T33">.</text:span><text:span text:style-name="T35">sql</text:span></text:p>
          </draw:text-box>
        </draw:frame>
        <draw:custom-shape draw:style-name="gr20" draw:text-style-name="P26" draw:layer="layout" svg:width="6.144cm" svg:height="1.376cm" svg:x="3cm" svg:y="5.482cm">
          <text:p text:style-name="P25"><text:span text:style-name="T36">текущая версия 1.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327.6159479251 -7168.627450980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6" draw:layer="layout" svg:width="10.668cm" svg:height="1.716cm" svg:x="8.382cm" svg:y="17.796cm">
          <text:p text:style-name="P25"><text:span text:style-name="T25">pg_extension_update_paths ('</text:span><text:span text:style-name="T50">имя</text:span><text:span text:style-name="T25">'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0" draw:layer="layout" svg:width="23cm" svg:height="3.58cm" svg:x="2.5cm" svg:y="12.705cm">
          <text:p text:style-name="P29"><text:span text:style-name="T23">\echo Use "ALTER EXTENSION </text:span><text:span text:style-name="T30">имя</text:span><text:span text:style-name="T23">" to load this file. \quit</text:span></text:p>
          <text:p text:style-name="P29"><text:span text:style-name="T44"/></text:p>
          <text:p text:style-name="P29"><text:span text:style-name="T23">-- Команды обновления из версии 1.1 в 1.2</text:span></text:p>
          <draw:enhanced-geometry svg:viewBox="0 0 21600 21600" draw:type="rectangle" draw:enhanced-path="M 0 0 L 21600 0 21600 21600 0 21600 0 0 Z N"/>
        </draw:custom-shape>
        <draw:frame draw:style-name="gr18" draw:text-style-name="P31" xml:id="id2" draw:id="id2" draw:layer="layout" svg:width="5.828cm" svg:height="1.115cm" svg:x="19.853cm" svg:y="11.636cm">
          <draw:text-box>
            <text:p><text:span text:style-name="T33">имя--</text:span><text:span text:style-name="T35">1.1--1.2</text:span><text:span text:style-name="T33">.</text:span><text:span text:style-name="T35">sql</text:span></text:p>
          </draw:text-box>
        </draw:frame>
        <draw:connector draw:style-name="gr22" draw:text-style-name="P34" draw:layer="layout" draw:type="curve" draw:line-skew="0.468cm" svg:x1="25.581cm" svg:y1="7.092cm" svg:x2="25.681cm" svg:y2="12.193cm" draw:start-shape="id1" draw:start-glue-point="1" draw:end-shape="id2" svg:d="M25581 7092c1602 0 1552 5101 100 5101" svg:viewBox="0 0 1196 51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При наличии нескольких версий расширения, в команде ALTER EXTENSION … UPDATE можно явно указать требуемый номер версии.</text:span></text:p>
              <text:p text:style-name="P18"><text:span text:style-name="T6">Команда ALTER EXTENSION умеет последовательно выполнять несколько файлов обновления для перехода с текущей на новую запрошенную версию. Например для перехода с версии 1.0 на версию 1.2 сначала будет выполнен файл </text:span><text:span text:style-name="T37">имя</text:span><text:span text:style-name="T38">--1.0--1.1.sql</text:span><text:span text:style-name="T6">, а затем</text:span><text:span text:style-name="T6"><text:line-break/></text:span><text:span text:style-name="T37">имя--</text:span><text:span text:style-name="T38">1.1--1.2.sql</text:span><text:span text:style-name="T6">.</text:span></text:p>
              <text:p text:style-name="P18"><text:span text:style-name="T6">Механизм расширений ничего не знает о том, какая версия новее,</text:span><text:span text:style-name="T6"><text:line-break/></text:span><text:span text:style-name="T6">и строит возможные цепочки обновлений исходя из имеющихся файлов. Это позволит при наличии файла </text:span><text:span text:style-name="T37">имя--</text:span><text:span text:style-name="T38">1.2--1.0.sql</text:span><text:span text:style-name="T6"> перейти с версии 1.2 на 1.0. Если есть несколько путей обновления</text:span><text:span text:style-name="T6"><text:line-break/></text:span><text:span text:style-name="T6">до запрошенной версии, то выбирается наиболее короткий.</text:span></text:p>
              <text:p text:style-name="P18"><text:span text:style-name="T6">Функция pg_extension_update_paths('</text:span><text:span text:style-name="T51">имя'</text:span><text:span text:style-name="T6">) показывает возможные пути обновления для указанного расширения.</text:span></text:p>
              <text:p text:style-name="P18"><text:span text:style-name="T11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авляющие файлы</text:span></text:p>
          </draw:text-box>
        </draw:frame>
        <draw:frame presentation:style-name="pr13" draw:text-style-name="P36" draw:layer="layout" svg:width="25.6cm" svg:height="2.658cm" svg:x="1.2cm" svg:y="4.2cm" presentation:class="outline" presentation:user-transformed="true">
          <draw:text-box>
            <text:p text:style-name="P35"><text:span text:style-name="T21">Дополнительные файлы:</text:span><text:span text:style-name="T21"><text:tab/></text:span><text:span text:style-name="T22">имя--версия</text:span><text:span text:style-name="T21">.control</text:span></text:p>
            <text:p text:style-name="P35"><text:span text:style-name="T21">Расположение:</text:span><text:span text:style-name="T21"><text:tab/></text:span><text:span text:style-name="T21"><text:tab/></text:span><text:span text:style-name="T21"><text:tab/></text:span><text:span text:style-name="T21"><text:tab/></text:span><text:span text:style-name="T21">SHAREDIR/extension</text:span></text:p>
          </draw:text-box>
        </draw:frame>
        <draw:custom-shape draw:style-name="gr23" draw:text-style-name="P38" draw:layer="layout" svg:width="23cm" svg:height="3.41cm" svg:x="2.5cm" svg:y="8.404cm">
          <text:p text:style-name="P37"><text:span text:style-name="T23">...</text:span></text:p>
          <text:p text:style-name="P37"><text:span text:style-name="T23">#requires = '' <text:s text:c="11"/>должны быть установлены</text:span></text:p>
          <text:p text:style-name="P37"><text:span text:style-name="T23"/></text:p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4.143cm" svg:height="1.115cm" svg:x="21.453cm" svg:y="7.335cm">
          <draw:text-box>
            <text:p><text:span text:style-name="T33">имя</text:span><text:span text:style-name="T34">.control</text:span></text:p>
          </draw:text-box>
        </draw:frame>
        <draw:custom-shape draw:style-name="gr23" draw:text-style-name="P38" draw:layer="layout" svg:width="23cm" svg:height="3.41cm" svg:x="2.502cm" svg:y="13.605cm">
          <text:p text:style-name="P37"><text:span text:style-name="T23">...</text:span></text:p>
          <text:p text:style-name="P37"><text:span text:style-name="T23">requires = 'postgres_fdw'</text:span></text:p>
          <text:p text:style-name="P37"><text:span text:style-name="T23"/></text:p>
          <draw:enhanced-geometry svg:viewBox="0 0 21600 21600" draw:type="rectangle" draw:enhanced-path="M 0 0 L 21600 0 21600 21600 0 21600 0 0 Z N"/>
        </draw:custom-shape>
        <draw:frame draw:style-name="gr24" draw:text-style-name="P31" draw:layer="layout" svg:width="5.633cm" svg:height="1.115cm" svg:x="19.955cm" svg:y="12.536cm">
          <draw:text-box>
            <text:p><text:span text:style-name="T33">имя--</text:span><text:span text:style-name="T35">1.1</text:span><text:span text:style-name="T34">.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Помимо основного управляющего файла, в составе расширения могут быть еще и дополнительные файлы для отдельных версий.</text:span></text:p>
              <text:p text:style-name="P18"><text:span text:style-name="T6">Формат имени таких файлов: </text:span><text:span text:style-name="T37">имя--версия</text:span><text:span text:style-name="T38">.control</text:span><text:span text:style-name="T46">.</text:span></text:p>
              <text:p text:style-name="P18"><text:span text:style-name="T6">При создании расширения считывается основной управляющий файл</text:span><text:span text:style-name="T6"><text:line-break/></text:span><text:span text:style-name="T6">и дополнительный файл этой версии (если он есть). Параметры дополнительного файла имеют предпочтение перед основным.</text:span></text:p>
              <text:p text:style-name="P18"><text:span text:style-name="T6">В приведенном примере при установке версии расширения 1.1 будет проверяться наличие установленного расширения postgres_fdw, хотя</text:span><text:span text:style-name="T6"><text:line-break/></text:span><text:span text:style-name="T6">в предыдущей версии этого не требовалось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custom-shape draw:style-name="gr25" draw:text-style-name="P24" draw:layer="layout" svg:width="23cm" svg:height="3.302cm" svg:x="2.5cm" svg:y="6.904cm">
          <text:p text:style-name="P23"><text:span text:style-name="T31">CREATE FUNCTION ...</text:span></text:p>
          <text:p text:style-name="P23"><text:span text:style-name="T31">CREATE VIEW ...</text:span></text:p>
          <text:p text:style-name="P23"><text:span text:style-name="T31">CREATE TABLE ...</text:span></text:p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pg_dump: команды DDL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CREATE EXTENSION </text:span><text:span text:style-name="T28">имя</text:span><text:span text:style-name="T27">;</text:span></text:p>
              </text:list-item>
            </text:list>
          </draw:text-box>
        </draw:frame>
        <draw:custom-shape draw:style-name="gr25" draw:text-style-name="P30" xml:id="id4" draw:id="id4" draw:layer="layout" svg:width="23cm" svg:height="3.302cm" svg:x="2.5cm" svg:y="13.304cm">
          <text:p text:style-name="P29"><text:span text:style-name="T23">CREATE EXTENSION IF NOT EXISTS </text:span><text:span text:style-name="T30">имя</text:span><text:span text:style-name="T23"> WITH SCHEMA </text:span><text:span text:style-name="T30">схема</text:span><text:span text:style-name="T23">;</text:span></text:p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5.523cm" svg:height="1.115cm" svg:x="20.052cm" svg:y="5.834cm">
          <draw:text-box>
            <text:p><text:span text:style-name="T33">имя--версия</text:span><text:span text:style-name="T34">.sql</text:span></text:p>
          </draw:text-box>
        </draw:frame>
        <draw:custom-shape draw:style-name="gr26" draw:text-style-name="P34" xml:id="id3" draw:id="id3" draw:layer="layout" svg:width="2.58cm" svg:height="0.762cm" svg:x="2.5cm" svg:y="8.26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.7cm" svg:height="0.76cm" svg:x="2.5cm" svg:y="15.224cm">
          <text:p/>
          <draw:enhanced-geometry svg:viewBox="0 0 21600 21600" draw:type="rectangle" draw:enhanced-path="M 0 0 L 21600 0 21600 21600 0 21600 0 0 Z N"/>
        </draw:custom-shape>
        <draw:connector draw:style-name="gr28" draw:text-style-name="P34" draw:layer="layout" draw:type="curve" draw:line-skew="-0.276cm" svg:x1="2.5cm" svg:y1="8.647cm" svg:x2="2.5cm" svg:y2="14.955cm" draw:start-shape="id3" draw:start-glue-point="3" draw:end-shape="id4" svg:d="M2500 8647c-1165 0-1165 6308 0 6308" svg:viewBox="0 0 875 6309">
          <text:p/>
        </draw:connector>
        <draw:frame draw:style-name="gr29" draw:text-style-name="P39" draw:layer="layout" svg:width="8.634cm" svg:height="1.115cm" svg:x="17.053cm" svg:y="12.235cm">
          <draw:text-box>
            <text:p><text:span text:style-name="T35">вывод утилиты pg_dum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Утилита pg_dump обрабатывает расширения особым образом. </text:span></text:p>
              <text:p text:style-name="P18"><text:span text:style-name="T6">Чтобы не потерять зависимости объектов от расширения, нельзя просто выгружать команды определения отдельных объектов</text:span><text:span text:style-name="T6"><text:line-break/></text:span><text:span text:style-name="T6">(CREATE FUNCTION, CREATE VIEW,…). В копию включается только команда CREATE EXTENSION, при выполнении которой создаются объекты расширения.</text:span></text:p>
              <text:p text:style-name="P18"><text:span text:style-name="T52">При восстановлении из такой копии расширение будет создано </text:span><text:span text:style-name="T6">заново со всеми объектами и связями с помощью установленных в системе скриптов. Поэтому перед восстановлением нужно убедиться, что</text:span><text:span text:style-name="T6"><text:line-break/></text:span><text:span text:style-name="T6">в новой системе установлена такая же версия расширения, что и в старой на момент создания копии.</text:span></text:p>
              <text:p text:style-name="P18"><text:span text:style-name="T53">При выборочном резервном копировании отдельной схемы нужно позаботиться о том, чтобы в копию попали и расширения, установленные в этой схеме. Для этого следует использовать ключ утилиты pg_dump </text:span><text:span text:style-name="T54">--extension</text:span><text:span text:style-name="T52">; пример приведен в демонстрации.</text:span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custom-shape draw:style-name="gr30" draw:text-style-name="P24" xml:id="id5" draw:id="id5" draw:layer="layout" svg:width="23cm" svg:height="4.318cm" svg:x="2.5cm" svg:y="6.304cm">
          <text:p text:style-name="P23"><text:span text:style-name="T24"/></text:p>
          <text:p text:style-name="P23"><text:span text:style-name="T24">CREATE TABLE </text:span><text:span text:style-name="T55">tab</text:span><text:span text:style-name="T24"> ...</text:span></text:p>
          <text:p text:style-name="P23"><text:span text:style-name="T24"/></text:p>
          <text:p text:style-name="P23"><text:span text:style-name="T23">SELECT pg_extension_config_dump('</text:span><text:span text:style-name="T30">tab</text:span><text:span text:style-name="T23">'::regclass);</text:span></text:p>
          <text:p text:style-name="P23"><text:span text:style-name="T23"/></text:p>
          <text:p text:style-name="P23"><text:span text:style-name="T23"/></text:p>
          <text:p text:style-name="P23"><text:span text:style-name="T23"/></text:p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pg_dump: строки таблиц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CREATE EXTENSION </text:span><text:span text:style-name="T28">имя</text:span><text:span text:style-name="T27">;</text:span></text:p>
              </text:list-item>
            </text:list>
          </draw:text-box>
        </draw:frame>
        <draw:custom-shape draw:style-name="gr30" draw:text-style-name="P30" draw:layer="layout" svg:width="23cm" svg:height="4.318cm" svg:x="2.5cm" svg:y="13.004cm">
          <text:p text:style-name="P29"><text:span text:style-name="T23">CREATE EXTENSION IF NOT EXISTS </text:span><text:span text:style-name="T30">имя</text:span><text:span text:style-name="T23"> WITH SCHEMA </text:span><text:span text:style-name="T30">схема</text:span><text:span text:style-name="T23">;</text:span></text:p>
          <text:p text:style-name="P29"><text:span text:style-name="T23"/></text:p>
          <text:p text:style-name="P29"><text:span text:style-name="T23">COPY </text:span><text:span text:style-name="T30">tab</text:span><text:span text:style-name="T23"> (...) FROM stdin;</text:span></text:p>
          <text:p text:style-name="P29"><text:span text:style-name="T23">...</text:span></text:p>
          <text:p text:style-name="P29"><text:span text:style-name="T23">\.</text:span></text:p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5.523cm" svg:height="1.115cm" svg:x="20.052cm" svg:y="5.234cm">
          <draw:text-box>
            <text:p><text:span text:style-name="T33">имя--версия</text:span><text:span text:style-name="T34">.sql</text:span></text:p>
          </draw:text-box>
        </draw:frame>
        <draw:custom-shape draw:style-name="gr26" draw:text-style-name="P34" draw:layer="layout" svg:width="2.58cm" svg:height="0.762cm" svg:x="2.5cm" svg:y="8.6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4" xml:id="id6" draw:id="id6" draw:layer="layout" svg:width="1.7cm" svg:height="0.76cm" svg:x="2.5cm" svg:y="14.924cm">
          <text:p/>
          <draw:enhanced-geometry svg:viewBox="0 0 21600 21600" draw:type="rectangle" draw:enhanced-path="M 0 0 L 21600 0 21600 21600 0 21600 0 0 Z N"/>
        </draw:custom-shape>
        <draw:connector draw:style-name="gr28" draw:text-style-name="P34" draw:layer="layout" draw:type="curve" draw:line-skew="-0.246cm" svg:x1="2.5cm" svg:y1="8.463cm" svg:x2="2.5cm" svg:y2="15.304cm" draw:start-shape="id5" draw:end-shape="id6" draw:end-glue-point="3" svg:d="M2500 8463c-1120 0-1120 6841 0 6841" svg:viewBox="0 0 841 6842">
          <text:p/>
        </draw:connector>
        <draw:custom-shape draw:style-name="gr31" draw:text-style-name="P26" draw:layer="layout" svg:width="10.16cm" svg:height="1.27cm" svg:x="8.382cm" svg:y="18.136cm">
          <text:p text:style-name="P25"><text:span text:style-name="T25">pg_exten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9" draw:layer="layout" svg:width="8.634cm" svg:height="1.115cm" svg:x="17.053cm" svg:y="11.935cm">
          <draw:text-box>
            <text:p><text:span text:style-name="T35">вывод утилиты pg_dum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В расширение можно включать и таблицы.</text:span></text:p>
              <text:p text:style-name="P18"><text:span text:style-name="T6">По умолчанию строки таблиц, входящих в расширение, считаются его частью и не выгружаются утилитой pg_dump.</text:span></text:p>
              <text:p text:style-name="P18"><text:span text:style-name="T6">Если же в таблицу были добавлены пользовательские данные, требуется включить эти строки в выгрузку pg_dump. Для этого в файле SQL расширения нужно вызвать для каждой такой таблицы функцию pg_extension_config_dump().</text:span></text:p>
              <text:p text:style-name="P18"><text:span text:style-name="T6">Функция имеет два параметра. Первый — это OID таблицы, второй (необязательный) — фраза WHERE, которую pg_dump будет применять к таблице при выгрузке, формируя в копии дополнительные команды вставки пользовательских данных.</text:span></text:p>
              <text:p text:style-name="P18"><text:span text:style-name="T6">Эта же функция используется и для последовательностей, которые могут быть связаны с таблицей. В вывод pg_dump будет записываться вызов функции setval, устанавливающий последнее полученное из последовательности значение.</text:span></text:p>
              <text:p text:style-name="P18"><text:span text:style-name="T6">Функцию pg_extension_config_dump() можно вызывать только из файлов SQL расширения.</text:span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1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pg_dump: привилегии</text:span></text:p>
          </draw:text-box>
        </draw:frame>
        <draw:frame presentation:style-name="pr13" draw:text-style-name="P28" draw:layer="layout" svg:width="25.6cm" svg:height="1.55cm" svg:x="1.2cm" svg:y="4.2cm" presentation:class="outline" presentation:user-transformed="true">
          <draw:text-box>
            <text:list text:style-name="L3">
              <text:list-item>
                <text:p text:style-name="P10"><text:span text:style-name="T27">CREATE EXTENSION </text:span><text:span text:style-name="T28">имя</text:span><text:span text:style-name="T27">;</text:span></text:p>
              </text:list-item>
            </text:list>
          </draw:text-box>
        </draw:frame>
        <draw:custom-shape draw:style-name="gr6" draw:text-style-name="P24" xml:id="id7" draw:id="id7" draw:layer="layout" svg:width="23cm" svg:height="2.54cm" svg:x="2.5cm" svg:y="5.904cm">
          <text:p text:style-name="P23"><text:span text:style-name="T23">CREATE TABLE </text:span><text:span text:style-name="T30">tab</text:span><text:span text:style-name="T23"> ...</text:span></text:p>
          <text:p text:style-name="P23"><text:span text:style-name="T23">GRANT ALL ON </text:span><text:span text:style-name="T30">tab</text:span><text:span text:style-name="T23"> TO </text:span><text:span text:style-name="T30">public</text:span><text:span text:style-name="T23">;</text:span></text:p>
          <draw:enhanced-geometry svg:viewBox="0 0 21600 21600" draw:type="rectangle" draw:enhanced-path="M 0 0 L 21600 0 21600 21600 0 21600 0 0 Z N"/>
        </draw:custom-shape>
        <draw:frame draw:style-name="gr9" draw:text-style-name="P31" draw:layer="layout" svg:width="5.523cm" svg:height="1.115cm" svg:x="20.052cm" svg:y="4.834cm">
          <draw:text-box>
            <text:p><text:span text:style-name="T33">имя--версия</text:span><text:span text:style-name="T34">.sql</text:span></text:p>
          </draw:text-box>
        </draw:frame>
        <draw:custom-shape draw:style-name="gr26" draw:text-style-name="P34" draw:layer="layout" svg:width="2.58cm" svg:height="0.762cm" svg:x="2.5cm" svg:y="8.2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4" draw:layer="layout" svg:width="1.7cm" svg:height="0.76cm" svg:x="2.5cm" svg:y="13.3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10.16cm" svg:height="1.27cm" svg:x="8.382cm" svg:y="18.136cm">
          <text:p text:style-name="P25"><text:span text:style-name="T25">pg_init_priv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4" draw:layer="layout" svg:width="23cm" svg:height="2.54cm" svg:x="2.563cm" svg:y="9.905cm">
          <text:p text:style-name="P23"><text:span text:style-name="T23">REVOKE ALL ON </text:span><text:span text:style-name="T30">tab</text:span><text:span text:style-name="T23"> FROM </text:span><text:span text:style-name="T30">public</text:span><text:span text:style-name="T23">;</text:span></text:p>
          <text:p text:style-name="P23"><text:span text:style-name="T23">GRANT ALL ON </text:span><text:span text:style-name="T30">tab</text:span><text:span text:style-name="T23"> TO </text:span><text:span text:style-name="T30">admin</text:span><text:span text:style-name="T23">;</text:span></text:p>
          <draw:enhanced-geometry svg:viewBox="0 0 21600 21600" draw:type="rectangle" draw:enhanced-path="M 0 0 L 21600 0 21600 21600 0 21600 0 0 Z N"/>
        </draw:custom-shape>
        <draw:frame draw:style-name="gr32" draw:text-style-name="P41" draw:layer="layout" svg:width="1.826cm" svg:height="1.115cm" svg:x="23.812cm" svg:y="8.835cm">
          <draw:text-box>
            <text:p text:style-name="P40"><text:span text:style-name="T34">psql</text:span></text:p>
          </draw:text-box>
        </draw:frame>
        <draw:custom-shape draw:style-name="gr25" draw:text-style-name="P24" xml:id="id8" draw:id="id8" draw:layer="layout" svg:width="23cm" svg:height="3.302cm" svg:x="2.526cm" svg:y="14.106cm">
          <text:p text:style-name="P23"><text:span text:style-name="T23">CREATE EXTENSION IF NOT EXISTS </text:span><text:span text:style-name="T30">имя</text:span><text:span text:style-name="T23"> WITH SCHEMA </text:span><text:span text:style-name="T30">схема</text:span><text:span text:style-name="T23">;</text:span></text:p>
          <text:p text:style-name="P23"><text:span text:style-name="T23"/></text:p>
          <text:p text:style-name="P23"><text:span text:style-name="T23">REVOKE ALL ON </text:span><text:span text:style-name="T30">tab</text:span><text:span text:style-name="T23"> FROM public;</text:span></text:p>
          <text:p text:style-name="P23"><text:span text:style-name="T23">GRANT ALL ON </text:span><text:span text:style-name="T30">tab</text:span><text:span text:style-name="T23"> TO </text:span><text:span text:style-name="T30">admin</text:span><text:span text:style-name="T23">;</text:span></text:p>
          <draw:enhanced-geometry svg:viewBox="0 0 21600 21600" draw:type="rectangle" draw:enhanced-path="M 0 0 L 21600 0 21600 21600 0 21600 0 0 Z N"/>
        </draw:custom-shape>
        <draw:frame draw:style-name="gr29" draw:text-style-name="P39" draw:layer="layout" svg:width="8.634cm" svg:height="1.115cm" svg:x="17.053cm" svg:y="13.036cm">
          <draw:text-box>
            <text:p><text:span text:style-name="T35">вывод утилиты pg_dump</text:span></text:p>
          </draw:text-box>
        </draw:frame>
        <draw:connector draw:style-name="gr33" draw:text-style-name="P34" draw:layer="layout" draw:type="curve" draw:line-skew="-0.299cm" svg:x1="2.5cm" svg:y1="7.174cm" svg:x2="2.526cm" svg:y2="15.757cm" draw:start-shape="id7" draw:start-glue-point="3" draw:end-shape="id8" svg:d="M2500 7174c-1200 0-1213 8583 26 8583" svg:viewBox="0 0 929 8584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user-transformed="true">
            <draw:text-box>
              <text:p text:style-name="P18"><text:span text:style-name="T6">Скрипты расширений могут включать команды GRANT и REVOKE для управления привилегиями на объекты расширения. </text:span></text:p>
              <text:p text:style-name="P18"><text:span text:style-name="T52">Информация о выданных или отозванных на объекты расширений привилегиях сохраняется в системном каталоге pg_init_privs. Это позволяет pg_dump сформировать «разницу» в виде набора команд GRANT и REVOKE, которые после выполнения CREATE EXTENSION у</text:span><text:span text:style-name="T6">станавливают права доступа на объекты такими, какими они были на момент создания копии.</text:span></text:p>
              <text:p text:style-name="P18"><text:span text:style-name="T6">В приведенном примере скрипт расширения выдает права на таблицу псевдороли public. Затем, в процессе эксплуатации, права на эту таблицу у public отнимаются и передаются роли admin. В копию pg_dump должны попасть не только команда выдачи привилегий на таблицу для роли admin, но и отзыв привилегий у псевдороли public, которые будут выданы в результате выполнения CREATE EXTENSION.</text:span></text:p>
            </draw:text-box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0">Расширяемость — важнейшее свойство PostgreSQL</text:p>
              </text:list-item>
              <text:list-item>
                <text:p text:style-name="P10">Расширения — упаковка связанных объектов БД</text:p>
              </text:list-item>
              <text:list-item>
                <text:p text:style-name="P10">Механизм расширений содержит инструменты для обновления версий, поддержки работы pg_dum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5" draw:text-style-name="P43" draw:layer="layout" svg:width="25.6cm" svg:height="14.4cm" svg:x="1.2cm" svg:y="4.8cm" presentation:class="outline" presentation:user-transformed="true">
          <draw:text-box>
            <text:list text:style-name="L7">
              <text:list-item>
                <text:p text:style-name="P10"><text:span text:style-name="T56">Установите расширение uom и убедитесь, что оно появилось в списке доступных.</text:span></text:p>
              </text:list-item>
              <text:list-item>
                <text:p text:style-name="P10"><text:span text:style-name="T56">Создайте расширение uom, не указывая версию.</text:span><text:span text:style-name="T56"><text:line-break/></text:span><text:span text:style-name="T57">Какая версия создалась и какими скриптами?</text:span></text:p>
              </text:list-item>
              <text:list-item>
                <text:p text:style-name="P10"><text:span text:style-name="T56">Добавьте в справочник футы и дюймы.</text:span></text:p>
              </text:list-item>
              <text:list-item>
                <text:p text:style-name="P10"><text:span text:style-name="T56">Измените доступ к справочной таблице:</text:span><text:span text:style-name="T56"><text:line-break/></text:span><text:span text:style-name="T56">п</text:span><text:span text:style-name="T57">ривилегия </text:span><text:span text:style-name="T58">SELECT</text:span><text:span text:style-name="T57"> должна быть только у специально созданной роли, а не у всех.</text:span></text:p>
              </text:list-item>
              <text:list-item>
                <text:p text:style-name="P10"><text:span text:style-name="T56">Проверьте, как pg_dump выгружает объекты расширения: </text:span><text:span text:style-name="T57">таблицу, тип, функции и операторы, содержимое таблицы, права доступ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6" draw:text-style-name="P46" draw:layer="layout" svg:width="16.799cm" svg:height="13.364cm" svg:x="2.1cm" svg:y="14.107cm" presentation:class="notes" presentation:user-transformed="true">
            <draw:text-box>
              <text:p text:style-name="P44"><text:span text:style-name="T59">1. Файлы расширения расположены в подкаталоге uom домашнего </text:span><text:span text:style-name="T59">каталога пользователя student. Процесс установки аналогичен тому, </text:span><text:span text:style-name="T59">что использовался в демонстрации.</text:span></text:p>
              <text:p text:style-name="P44"><text:span text:style-name="T59">3. При добавлении данных важно, чтобы у новых записей значение </text:span><text:span text:style-name="T59">столбца predefined было false.</text:span></text:p>
              <text:p text:style-name="P44"><text:span text:style-name="T59">Коэффициенты пересчета:</text:span></text:p>
              <text:p text:style-name="P45"><text:span text:style-name="T60">1 фут = 0,3048 м</text:span></text:p>
              <text:p text:style-name="P45"><text:span text:style-name="T60">1 дюйм = 0,0254 м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C4F4DD11CCE4E15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9H18M22S</meta:editing-duration>
    <meta:editing-cycles>179</meta:editing-cycles>
    <meta:generator>LibreOffice/7.3.7.2$Linux_X86_64 LibreOffice_project/30$Build-2</meta:generator>
    <dc:date>2024-11-02T11:32:52.849847613</dc:date>
    <meta:document-statistic meta:object-count="188"/>
    <meta:template xlink:type="simple" xlink:actuate="onRequest" xlink:title="master" xlink:href="../../../../../.config/libreoffice/4/user/template/master.otp" meta:date="2015-06-03T14:43:56.815095550"/>
  </office:meta>
</office:document-meta>
</file>